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sToXDoclet.translateRecursive( File inputDir , File outputDir , String [ ] extens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nnotationsToXDoclet.translate( File input , File output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1">
            <text:p text:style-name="Table_20_Contents">21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AnnotationsToXDoclet.count( String s , char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notationsToXDoclet.getToken( StreamTokenizer t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ToXDoclet.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sToXDoclet.ignoreUntil( StreamTokenizer tok ,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ToXDoclet.translateAnnotation( StreamTokenizer tok , PrintWriter out , String firstToken , String indent , ArrayList tags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45">
            <text:p text:style-name="Table_20_Contents">45</text:p>
          </table:table-cell>
          <table:table-cell office:value-type="float" office:value="98">
            <text:p text:style-name="Table_20_Contents">98</text:p>
          </table:table-cell>
        </table:table-row>
        <table:table-row>
          <table:table-cell office:value-type="string">
            <text:p text:style-name="Table_20_Contents">AnnotationsToXDoclet.main( String [ ] arg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AnnotationsToXDoclet.filterImport( StreamTokenizer tok , PrintWriter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notationsToXDoclet.getToken( StreamTokenizer tok , boolean includeSpace , String prepen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nnotationsToXDoclet.isNumber( String st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notationsToXDoclet.expectToken( StreamTokenizer tok ,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ToXDoclet.getJavaTokenizer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